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P2" style:family="paragraph" style:parent-style-name="Header">
      <style:paragraph-properties fo:text-align="end" style:justify-single-word="false"/>
      <style:text-properties officeooo:paragraph-rsid="001c8d6c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paragraph-rsid="003afc5a"/>
    </style:style>
    <style:style style:name="P5" style:family="paragraph" style:parent-style-name="Heading_20_1">
      <style:text-properties officeooo:rsid="003afc5a" officeooo:paragraph-rsid="003afc5a"/>
    </style:style>
    <style:style style:name="T1" style:family="text">
      <style:text-properties officeooo:rsid="001ecd26"/>
    </style:style>
    <style:style style:name="T2" style:family="text">
      <style:text-properties officeooo:rsid="001c8d6c"/>
    </style:style>
    <style:style style:name="T3" style:family="text">
      <style:text-properties officeooo:rsid="003afc5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Самостоятельная работа 1</text:h>
      <text:h text:style-name="Heading_20_2" text:outline-level="2">Задание для самостоятельной работы</text:h>
      <text:p text:style-name="Text_20_body">Подготовьте эссе по научной статье, размещенной в Научной электронной библиотеке КиберЛенинка - https://cyberleninka.ru/.</text:p>
      <text:p text:style-name="Text_20_body">Статья должна касаться любого сюжета по истории России XVIII века</text:p>
      <text:p text:style-name="Text_20_body">Эссе предполагает изложение личного отношения к описываемым событиям, деятелям эпохи, а так же оценку позиции автора статьи.</text:p>
      <text:h text:style-name="P5" text:outline-level="1">Гангутское сражение. Эссе</text:h>
      <text:p text:style-name="P4">За всё время Северной войны было много крупных сражений. Самой крупной сухопутной битвой Северной Войны стала Полтавская Битва, морским – гангутское сражение.</text:p>
      <text:p text:style-name="P4">Сражение у мыса Гангут произошло 27 июля 1714 года. Петр I планировал занять Аландский архипелаг, от которого рукой подать до столицы Швеции Стокгольма. Шведы же планировали разбить молодой русский флот на подходах к берегам Швеции. </text:p>
      <text:p text:style-name="P4">Действия по осуществлению этих планов начались в конце мая. Шведам удалось остановить продвижения русских войск. Произошло это 29 июня, они заняли очень выгодную позицию у полуострова Гангут. 27 Шведская эскадра под руководством Ватранга, который был уверен в силе своего флота, перегородила пролив возле гангутского полуострова.</text:p>
      <text:p text:style-name="P4">Петр I <text:s/>решается на дерзкую атаку, приказывает своим войскам прорвать цепочку шведов. Отряд Апраксина преодолел шведский заслон, пройдя <text:soft-page-break/>под шквальным огнем. Апраксин потерял лишь одну галеру. В два часа снова вспыхнул бой. Шведы под руководством Эреншельда, столкнулись с русским флотом Петра. Суда обменялись артиллерийским огнем, русский флот, используя свою большую маневренность, решил пойти на абордаж.</text:p>
      <text:p text:style-name="P4">Трехчасовой морской бой закончился ожесточенной рукопашной дракой. Вся шведская эскадра стала добычей русских моряков, даже фрегат «Элефант». Шведы потеряли 9 офицеров и 350 матросов, в плен попали 580 человек. В числе пленных <text:s/>был и сам генерал Эреншельд. Адмирал Ватранг после катастрофы шведского флота, решил поднять паруса и отойти на безопасное расстояние. В своем докладе королю, адмирал сообщил, что русские были разумно дерзки и необычайно активны, именно из-за этого им удалось прорвать его заслон.</text:p>
      <text:p text:style-name="P4">Петр I <text:s/>вернулся в Петербург с большим триумфом. В Петербурге победителей восторженно встречал народ. О <text:s/>русской победе в гангутском сражении, говорила вся Европа. Битва у мыса Гангут открыла русскому флоту путь на просторы Балтики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50%"/>
      <style:text-properties fo:font-size="15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Без_20_имени1" style:display-name="Без имени1" style:family="paragraph" style:parent-style-name="Text_20_body">
      <style:paragraph-properties fo:line-height="150%"/>
      <style:text-properties fo:font-size="14pt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MP2" style:family="paragraph" style:parent-style-name="Header">
      <style:paragraph-properties fo:text-align="end" style:justify-single-word="false"/>
      <style:text-properties officeooo:paragraph-rsid="001c8d6c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01ecd26"/>
    </style:style>
    <style:style style:name="MT2" style:family="text">
      <style:text-properties officeooo:rsid="001c8d6c"/>
    </style:style>
    <style:style style:name="MT3" style:family="text">
      <style:text-properties officeooo:rsid="003afc5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Величко Арсений Александрович</text:p>
        <text:p text:style-name="MP1">ИВТ 1 курс, 2 группа, <text:span text:style-name="MT1">3 подгруппа</text:span></text:p>
        <text:p text:style-name="MP2"><text:span text:style-name="MT2">Предмет: </text:span><text:span text:style-name="MT3">История</text:span></text:p>
      </style:header>
      <style:footer>
        <text:p text:style-name="MP3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5T12:38:22.095787098</meta:creation-date>
    <dc:date>2021-06-06T20:35:19.399333501</dc:date>
    <meta:editing-duration>PT2H8M37S</meta:editing-duration>
    <meta:editing-cycles>24</meta:editing-cycles>
    <meta:generator>LibreOffice/7.1.3.2$Linux_X86_64 LibreOffice_project/10$Build-2</meta:generator>
    <meta:document-statistic meta:table-count="0" meta:image-count="0" meta:object-count="0" meta:page-count="2" meta:paragraph-count="16" meta:word-count="326" meta:character-count="2339" meta:non-whitespace-character-count="2023"/>
  </office:meta>
</office:document-meta>
</file>